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odeTypeDefinitionImpl.getNodeTypeNames( NodeType [ ] nt , NamePath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NodeTypeDefinitionImpl.getQNodeDefinitions( NodeDefinition [ ] nodeDefs , NamePath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odeTypeDefinitionImpl.QNodeTypeDefinitionImpl( NodeType nt , NamePathResolver resolver , QValueFactory qValue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NodeTypeDefinitionImpl.getQPropertyDefinitions( PropertyDefinition [ ] propDefs , NamePathResolver resolver , QValue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